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8674473.04" calcext:value-type="float">
            <text:p>8674473,04</text:p>
          </table:table-cell>
          <table:table-cell table:formula="of:=[.G115]" office:value-type="float" office:value="33465894.04" calcext:value-type="float">
            <text:p>33465894,04</text:p>
          </table:table-cell>
          <table:table-cell table:formula="of:=[.L115]" office:value-type="float" office:value="1058769.26" calcext:value-type="float">
            <text:p>1058769,26</text:p>
          </table:table-cell>
          <table:table-cell/>
          <table:table-cell table:formula="of:=[.C115]" office:value-type="float" office:value="327.5" calcext:value-type="float">
            <text:p>327,5</text:p>
          </table:table-cell>
          <table:table-cell table:formula="of:=[.H115]" office:value-type="float" office:value="267.298" calcext:value-type="float">
            <text:p>267,298</text:p>
          </table:table-cell>
          <table:table-cell table:formula="of:=[.M115]" office:value-type="float" office:value="351.774" calcext:value-type="float">
            <text:p>351,774</text:p>
          </table:table-cell>
          <table:table-cell/>
          <table:table-cell table:formula="of:=[.D115]" office:value-type="float" office:value="0.857999999999999" calcext:value-type="float">
            <text:p>0,857999999999999</text:p>
          </table:table-cell>
          <table:table-cell table:formula="of:=[.I115]" office:value-type="float" office:value="1.402" calcext:value-type="float">
            <text:p>1,402</text:p>
          </table:table-cell>
          <table:table-cell table:formula="of:=[.N11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3721398.3202454" calcext:value-type="float">
            <text:p>3721398,3202454</text:p>
          </table:table-cell>
          <table:table-cell table:formula="of:=[.G116]" office:value-type="float" office:value="14801183.4445332" calcext:value-type="float">
            <text:p>14801183,4445332</text:p>
          </table:table-cell>
          <table:table-cell table:formula="of:=[.L116]" office:value-type="float" office:value="296176.972773564" calcext:value-type="float">
            <text:p>296176,972773564</text:p>
          </table:table-cell>
          <table:table-cell/>
          <table:table-cell table:formula="of:=[.C116]" office:value-type="float" office:value="37.3419067536729" calcext:value-type="float">
            <text:p>37,3419067536729</text:p>
          </table:table-cell>
          <table:table-cell table:formula="of:=[.H116]" office:value-type="float" office:value="17.103806476922" calcext:value-type="float">
            <text:p>17,103806476922</text:p>
          </table:table-cell>
          <table:table-cell table:formula="of:=[.M116]" office:value-type="float" office:value="24.6149938858412" calcext:value-type="float">
            <text:p>24,6149938858412</text:p>
          </table:table-cell>
          <table:table-cell/>
          <table:table-cell table:formula="of:=[.D116]" office:value-type="float" office:value="0.0493558507170123" calcext:value-type="float">
            <text:p>0,049355850717012</text:p>
          </table:table-cell>
          <table:table-cell table:formula="of:=[.I116]" office:value-type="float" office:value="0.200489401216124" calcext:value-type="float">
            <text:p>0,200489401216124</text:p>
          </table:table-cell>
          <table:table-cell table:formula="of:=[.N1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46615" calcext:value-type="float">
            <text:p>11346615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780676" calcext:value-type="float">
            <text:p>22780676</text:p>
          </table:table-cell>
          <table:table-cell office:value-type="float" office:value="362.5" calcext:value-type="float">
            <text:p>362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37460" calcext:value-type="float">
            <text:p>2037460</text:p>
          </table:table-cell>
          <table:table-cell office:value-type="float" office:value="337.5" calcext:value-type="float">
            <text:p>337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1149" calcext:value-type="float">
            <text:p>6861149</text:p>
          </table:table-cell>
          <table:table-cell office:value-type="float" office:value="291" calcext:value-type="float">
            <text:p>29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60866" calcext:value-type="float">
            <text:p>26960866</text:p>
          </table:table-cell>
          <table:table-cell office:value-type="float" office:value="349" calcext:value-type="float">
            <text:p>34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7331" calcext:value-type="float">
            <text:p>907331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36699" calcext:value-type="float">
            <text:p>14236699</text:p>
          </table:table-cell>
          <table:table-cell office:value-type="float" office:value="240.6" calcext:value-type="float">
            <text:p>240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399080" calcext:value-type="float">
            <text:p>20399080</text:p>
          </table:table-cell>
          <table:table-cell office:value-type="float" office:value="299" calcext:value-type="float">
            <text:p>29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39784" calcext:value-type="float">
            <text:p>2339784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19370" calcext:value-type="float">
            <text:p>841937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248562" calcext:value-type="float">
            <text:p>31248562</text:p>
          </table:table-cell>
          <table:table-cell office:value-type="float" office:value="315" calcext:value-type="float">
            <text:p>3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4128" calcext:value-type="float">
            <text:p>1284128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61768" calcext:value-type="float">
            <text:p>15261768</text:p>
          </table:table-cell>
          <table:table-cell office:value-type="float" office:value="261" calcext:value-type="float">
            <text:p>26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758009" calcext:value-type="float">
            <text:p>26758009</text:p>
          </table:table-cell>
          <table:table-cell office:value-type="float" office:value="327" calcext:value-type="float">
            <text:p>32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2929" calcext:value-type="float">
            <text:p>762929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81991" calcext:value-type="float">
            <text:p>25881991</text:p>
          </table:table-cell>
          <table:table-cell office:value-type="float" office:value="244.6" calcext:value-type="float">
            <text:p>244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779751" calcext:value-type="float">
            <text:p>21779751</text:p>
          </table:table-cell>
          <table:table-cell office:value-type="float" office:value="370" calcext:value-type="float">
            <text:p>37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7212" calcext:value-type="float">
            <text:p>887212</text:p>
          </table:table-cell>
          <table:table-cell office:value-type="float" office:value="292" calcext:value-type="float">
            <text:p>29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2268" calcext:value-type="float">
            <text:p>8002268</text:p>
          </table:table-cell>
          <table:table-cell office:value-type="float" office:value="246" calcext:value-type="float">
            <text:p>24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395349" calcext:value-type="float">
            <text:p>19395349</text:p>
          </table:table-cell>
          <table:table-cell office:value-type="float" office:value="325.7" calcext:value-type="float">
            <text:p>325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5440" calcext:value-type="float">
            <text:p>845440</text:p>
          </table:table-cell>
          <table:table-cell office:value-type="float" office:value="363.4" calcext:value-type="float">
            <text:p>363,4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61217" calcext:value-type="float">
            <text:p>6461217</text:p>
          </table:table-cell>
          <table:table-cell office:value-type="float" office:value="278" calcext:value-type="float">
            <text:p>27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950259" calcext:value-type="float">
            <text:p>27950259</text:p>
          </table:table-cell>
          <table:table-cell office:value-type="float" office:value="307" calcext:value-type="float">
            <text:p>30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2136" calcext:value-type="float">
            <text:p>752136</text:p>
          </table:table-cell>
          <table:table-cell office:value-type="float" office:value="349" calcext:value-type="float">
            <text:p>34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67246" calcext:value-type="float">
            <text:p>4267246</text:p>
          </table:table-cell>
          <table:table-cell office:value-type="float" office:value="272.3" calcext:value-type="float">
            <text:p>272,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2469946" calcext:value-type="float">
            <text:p>42469946</text:p>
          </table:table-cell>
          <table:table-cell office:value-type="float" office:value="267.3" calcext:value-type="float">
            <text:p>267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29765" calcext:value-type="float">
            <text:p>929765</text:p>
          </table:table-cell>
          <table:table-cell office:value-type="float" office:value="321" calcext:value-type="float">
            <text:p>32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89198" calcext:value-type="float">
            <text:p>8889198</text:p>
          </table:table-cell>
          <table:table-cell office:value-type="float" office:value="265" calcext:value-type="float">
            <text:p>26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1455634" calcext:value-type="float">
            <text:p>41455634</text:p>
          </table:table-cell>
          <table:table-cell office:value-type="float" office:value="265" calcext:value-type="float">
            <text:p>26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4030" calcext:value-type="float">
            <text:p>694030</text:p>
          </table:table-cell>
          <table:table-cell office:value-type="float" office:value="314" calcext:value-type="float">
            <text:p>31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27325" calcext:value-type="float">
            <text:p>13427325</text:p>
          </table:table-cell>
          <table:table-cell office:value-type="float" office:value="280" calcext:value-type="float">
            <text:p>28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858431" calcext:value-type="float">
            <text:p>19858431</text:p>
          </table:table-cell>
          <table:table-cell office:value-type="float" office:value="264" calcext:value-type="float">
            <text:p>26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0637" calcext:value-type="float">
            <text:p>490637</text:p>
          </table:table-cell>
          <table:table-cell office:value-type="float" office:value="363" calcext:value-type="float">
            <text:p>3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63829" calcext:value-type="float">
            <text:p>10563829</text:p>
          </table:table-cell>
          <table:table-cell office:value-type="float" office:value="272" calcext:value-type="float">
            <text:p>2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4586537" calcext:value-type="float">
            <text:p>64586537</text:p>
          </table:table-cell>
          <table:table-cell office:value-type="float" office:value="255" calcext:value-type="float">
            <text:p>25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07879" calcext:value-type="float">
            <text:p>1007879</text:p>
          </table:table-cell>
          <table:table-cell office:value-type="float" office:value="361" calcext:value-type="float">
            <text:p>36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32072" calcext:value-type="float">
            <text:p>7732072</text:p>
          </table:table-cell>
          <table:table-cell office:value-type="float" office:value="288.1" calcext:value-type="float">
            <text:p>288,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525697" calcext:value-type="float">
            <text:p>40525697</text:p>
          </table:table-cell>
          <table:table-cell office:value-type="float" office:value="245" calcext:value-type="float">
            <text:p>24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9489" calcext:value-type="float">
            <text:p>1009489</text:p>
          </table:table-cell>
          <table:table-cell office:value-type="float" office:value="366" calcext:value-type="float">
            <text:p>36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55592" calcext:value-type="float">
            <text:p>4655592</text:p>
          </table:table-cell>
          <table:table-cell office:value-type="float" office:value="346" calcext:value-type="float">
            <text:p>34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594407" calcext:value-type="float">
            <text:p>27594407</text:p>
          </table:table-cell>
          <table:table-cell office:value-type="float" office:value="238" calcext:value-type="float">
            <text:p>23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89659" calcext:value-type="float">
            <text:p>1189659</text:p>
          </table:table-cell>
          <table:table-cell office:value-type="float" office:value="352" calcext:value-type="float">
            <text:p>35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59826" calcext:value-type="float">
            <text:p>8159826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291716" calcext:value-type="float">
            <text:p>24291716</text:p>
          </table:table-cell>
          <table:table-cell office:value-type="float" office:value="268" calcext:value-type="float">
            <text:p>26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72495" calcext:value-type="float">
            <text:p>872495</text:p>
          </table:table-cell>
          <table:table-cell office:value-type="float" office:value="323.8" calcext:value-type="float">
            <text:p>323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19959" calcext:value-type="float">
            <text:p>9019959</text:p>
          </table:table-cell>
          <table:table-cell office:value-type="float" office:value="336" calcext:value-type="float">
            <text:p>33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688580" calcext:value-type="float">
            <text:p>27688580</text:p>
          </table:table-cell>
          <table:table-cell office:value-type="float" office:value="280.2" calcext:value-type="float">
            <text:p>28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60732" calcext:value-type="float">
            <text:p>860732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89509" calcext:value-type="float">
            <text:p>8589509</text:p>
          </table:table-cell>
          <table:table-cell office:value-type="float" office:value="340.6" calcext:value-type="float">
            <text:p>340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494021" calcext:value-type="float">
            <text:p>47494021</text:p>
          </table:table-cell>
          <table:table-cell office:value-type="float" office:value="275" calcext:value-type="float">
            <text:p>27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20970" calcext:value-type="float">
            <text:p>1020970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98164" calcext:value-type="float">
            <text:p>5398164</text:p>
          </table:table-cell>
          <table:table-cell office:value-type="float" office:value="337" calcext:value-type="float">
            <text:p>33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616359" calcext:value-type="float">
            <text:p>18616359</text:p>
          </table:table-cell>
          <table:table-cell office:value-type="float" office:value="272" calcext:value-type="float">
            <text:p>27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06078" calcext:value-type="float">
            <text:p>1506078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98936" calcext:value-type="float">
            <text:p>4498936</text:p>
          </table:table-cell>
          <table:table-cell office:value-type="float" office:value="367" calcext:value-type="float">
            <text:p>36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022600" calcext:value-type="float">
            <text:p>22022600</text:p>
          </table:table-cell>
          <table:table-cell office:value-type="float" office:value="255" calcext:value-type="float">
            <text:p>25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2721" calcext:value-type="float">
            <text:p>552721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39745" calcext:value-type="float">
            <text:p>5239745</text:p>
          </table:table-cell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403115" calcext:value-type="float">
            <text:p>42403115</text:p>
          </table:table-cell>
          <table:table-cell office:value-type="float" office:value="278.2" calcext:value-type="float">
            <text:p>278,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35826" calcext:value-type="float">
            <text:p>1135826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90673" calcext:value-type="float">
            <text:p>7390673</text:p>
          </table:table-cell>
          <table:table-cell office:value-type="float" office:value="372" calcext:value-type="float">
            <text:p>3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5733207" calcext:value-type="float">
            <text:p>65733207</text:p>
          </table:table-cell>
          <table:table-cell office:value-type="float" office:value="288" calcext:value-type="float">
            <text:p>28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4059" calcext:value-type="float">
            <text:p>684059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23710" calcext:value-type="float">
            <text:p>5423710</text:p>
          </table:table-cell>
          <table:table-cell office:value-type="float" office:value="310" calcext:value-type="float">
            <text:p>31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340015" calcext:value-type="float">
            <text:p>21340015</text:p>
          </table:table-cell>
          <table:table-cell office:value-type="float" office:value="285" calcext:value-type="float">
            <text:p>28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14036" calcext:value-type="float">
            <text:p>1414036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793094" calcext:value-type="float">
            <text:p>12793094</text:p>
          </table:table-cell>
          <table:table-cell office:value-type="float" office:value="294.1" calcext:value-type="float">
            <text:p>294,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019757" calcext:value-type="float">
            <text:p>27019757</text:p>
          </table:table-cell>
          <table:table-cell office:value-type="float" office:value="280" calcext:value-type="float">
            <text:p>28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30579" calcext:value-type="float">
            <text:p>1330579</text:p>
          </table:table-cell>
          <table:table-cell office:value-type="float" office:value="334.7" calcext:value-type="float">
            <text:p>334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53234" calcext:value-type="float">
            <text:p>8653234</text:p>
          </table:table-cell>
          <table:table-cell office:value-type="float" office:value="285" calcext:value-type="float">
            <text:p>28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020928" calcext:value-type="float">
            <text:p>27020928</text:p>
          </table:table-cell>
          <table:table-cell office:value-type="float" office:value="274.3" calcext:value-type="float">
            <text:p>274,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54806" calcext:value-type="float">
            <text:p>1854806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78067" calcext:value-type="float">
            <text:p>6078067</text:p>
          </table:table-cell>
          <table:table-cell office:value-type="float" office:value="261" calcext:value-type="float">
            <text:p>2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1253571" calcext:value-type="float">
            <text:p>41253571</text:p>
          </table:table-cell>
          <table:table-cell office:value-type="float" office:value="277" calcext:value-type="float">
            <text:p>27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72759" calcext:value-type="float">
            <text:p>1072759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97532" calcext:value-type="float">
            <text:p>4897532</text:p>
          </table:table-cell>
          <table:table-cell office:value-type="float" office:value="262.4" calcext:value-type="float">
            <text:p>262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92570" calcext:value-type="float">
            <text:p>12592570</text:p>
          </table:table-cell>
          <table:table-cell office:value-type="float" office:value="283" calcext:value-type="float">
            <text:p>28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75219" calcext:value-type="float">
            <text:p>675219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46994" calcext:value-type="float">
            <text:p>7846994</text:p>
          </table:table-cell>
          <table:table-cell office:value-type="float" office:value="268" calcext:value-type="float">
            <text:p>2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125183" calcext:value-type="float">
            <text:p>28125183</text:p>
          </table:table-cell>
          <table:table-cell office:value-type="float" office:value="271" calcext:value-type="float">
            <text:p>27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19750" calcext:value-type="float">
            <text:p>919750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98855" calcext:value-type="float">
            <text:p>6298855</text:p>
          </table:table-cell>
          <table:table-cell office:value-type="float" office:value="274" calcext:value-type="float">
            <text:p>2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804269" calcext:value-type="float">
            <text:p>19804269</text:p>
          </table:table-cell>
          <table:table-cell office:value-type="float" office:value="266.3" calcext:value-type="float">
            <text:p>266,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17111" calcext:value-type="float">
            <text:p>717111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63177" calcext:value-type="float">
            <text:p>4063177</text:p>
          </table:table-cell>
          <table:table-cell office:value-type="float" office:value="279" calcext:value-type="float">
            <text:p>27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148920" calcext:value-type="float">
            <text:p>23148920</text:p>
          </table:table-cell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7376" calcext:value-type="float">
            <text:p>997376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195876" calcext:value-type="float">
            <text:p>12195876</text:p>
          </table:table-cell>
          <table:table-cell office:value-type="float" office:value="259" calcext:value-type="float">
            <text:p>25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120558" calcext:value-type="float">
            <text:p>19120558</text:p>
          </table:table-cell>
          <table:table-cell office:value-type="float" office:value="255" calcext:value-type="float">
            <text:p>25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40742" calcext:value-type="float">
            <text:p>1240742</text:p>
          </table:table-cell>
          <table:table-cell office:value-type="float" office:value="358.8" calcext:value-type="float">
            <text:p>358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25975" calcext:value-type="float">
            <text:p>14725975</text:p>
          </table:table-cell>
          <table:table-cell office:value-type="float" office:value="252.5" calcext:value-type="float">
            <text:p>252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578672" calcext:value-type="float">
            <text:p>20578672</text:p>
          </table:table-cell>
          <table:table-cell office:value-type="float" office:value="265" calcext:value-type="float">
            <text:p>26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8406" calcext:value-type="float">
            <text:p>688406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16372" calcext:value-type="float">
            <text:p>4916372</text:p>
          </table:table-cell>
          <table:table-cell office:value-type="float" office:value="269" calcext:value-type="float">
            <text:p>26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279098" calcext:value-type="float">
            <text:p>27279098</text:p>
          </table:table-cell>
          <table:table-cell office:value-type="float" office:value="278" calcext:value-type="float">
            <text:p>27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9647" calcext:value-type="float">
            <text:p>1319647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59834" calcext:value-type="float">
            <text:p>23459834</text:p>
          </table:table-cell>
          <table:table-cell office:value-type="float" office:value="259" calcext:value-type="float">
            <text:p>25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189650" calcext:value-type="float">
            <text:p>27189650</text:p>
          </table:table-cell>
          <table:table-cell office:value-type="float" office:value="227.7" calcext:value-type="float">
            <text:p>227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56860" calcext:value-type="float">
            <text:p>1156860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55919" calcext:value-type="float">
            <text:p>9655919</text:p>
          </table:table-cell>
          <table:table-cell office:value-type="float" office:value="274" calcext:value-type="float">
            <text:p>2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294252" calcext:value-type="float">
            <text:p>38294252</text:p>
          </table:table-cell>
          <table:table-cell office:value-type="float" office:value="263" calcext:value-type="float">
            <text:p>26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56089" calcext:value-type="float">
            <text:p>1056089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34639" calcext:value-type="float">
            <text:p>9834639</text:p>
          </table:table-cell>
          <table:table-cell office:value-type="float" office:value="266" calcext:value-type="float">
            <text:p>2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079261" calcext:value-type="float">
            <text:p>39079261</text:p>
          </table:table-cell>
          <table:table-cell office:value-type="float" office:value="246.5" calcext:value-type="float">
            <text:p>246,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83243" calcext:value-type="float">
            <text:p>1083243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86230" calcext:value-type="float">
            <text:p>10086230</text:p>
          </table:table-cell>
          <table:table-cell office:value-type="float" office:value="270" calcext:value-type="float">
            <text:p>2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538592" calcext:value-type="float">
            <text:p>21538592</text:p>
          </table:table-cell>
          <table:table-cell office:value-type="float" office:value="252" calcext:value-type="float">
            <text:p>25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62158" calcext:value-type="float">
            <text:p>962158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77107" calcext:value-type="float">
            <text:p>10777107</text:p>
          </table:table-cell>
          <table:table-cell office:value-type="float" office:value="238.6" calcext:value-type="float">
            <text:p>238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724464" calcext:value-type="float">
            <text:p>20724464</text:p>
          </table:table-cell>
          <table:table-cell office:value-type="float" office:value="244" calcext:value-type="float">
            <text:p>24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165167" calcext:value-type="float">
            <text:p>1165167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82292" calcext:value-type="float">
            <text:p>8182292</text:p>
          </table:table-cell>
          <table:table-cell office:value-type="float" office:value="241" calcext:value-type="float">
            <text:p>24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608062" calcext:value-type="float">
            <text:p>40608062</text:p>
          </table:table-cell>
          <table:table-cell office:value-type="float" office:value="239.6" calcext:value-type="float">
            <text:p>239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58122" calcext:value-type="float">
            <text:p>1458122</text:p>
          </table:table-cell>
          <table:table-cell office:value-type="float" office:value="260.4" calcext:value-type="float">
            <text:p>260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183312" calcext:value-type="float">
            <text:p>8183312</text:p>
          </table:table-cell>
          <table:table-cell office:value-type="float" office:value="239" calcext:value-type="float">
            <text:p>23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698197" calcext:value-type="float">
            <text:p>35698197</text:p>
          </table:table-cell>
          <table:table-cell office:value-type="float" office:value="252" calcext:value-type="float">
            <text:p>25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84869" calcext:value-type="float">
            <text:p>11084869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68018" calcext:value-type="float">
            <text:p>6468018</text:p>
          </table:table-cell>
          <table:table-cell office:value-type="float" office:value="243" calcext:value-type="float">
            <text:p>24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165490" calcext:value-type="float">
            <text:p>13165490</text:p>
          </table:table-cell>
          <table:table-cell office:value-type="float" office:value="232" calcext:value-type="float">
            <text:p>23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76854" calcext:value-type="float">
            <text:p>1476854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918489" calcext:value-type="float">
            <text:p>13918489</text:p>
          </table:table-cell>
          <table:table-cell office:value-type="float" office:value="256.4" calcext:value-type="float">
            <text:p>256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516164" calcext:value-type="float">
            <text:p>45516164</text:p>
          </table:table-cell>
          <table:table-cell office:value-type="float" office:value="235" calcext:value-type="float">
            <text:p>23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75694" calcext:value-type="float">
            <text:p>1175694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02336" calcext:value-type="float">
            <text:p>11402336</text:p>
          </table:table-cell>
          <table:table-cell office:value-type="float" office:value="258.4" calcext:value-type="float">
            <text:p>258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9866075" calcext:value-type="float">
            <text:p>39866075</text:p>
          </table:table-cell>
          <table:table-cell office:value-type="float" office:value="242" calcext:value-type="float">
            <text:p>24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02482" calcext:value-type="float">
            <text:p>902482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56460" calcext:value-type="float">
            <text:p>6956460</text:p>
          </table:table-cell>
          <table:table-cell office:value-type="float" office:value="237" calcext:value-type="float">
            <text:p>23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0605824" calcext:value-type="float">
            <text:p>70605824</text:p>
          </table:table-cell>
          <table:table-cell office:value-type="float" office:value="242" calcext:value-type="float">
            <text:p>24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93598" calcext:value-type="float">
            <text:p>1393598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049117" calcext:value-type="float">
            <text:p>24049117</text:p>
          </table:table-cell>
          <table:table-cell office:value-type="float" office:value="262" calcext:value-type="float">
            <text:p>26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965091" calcext:value-type="float">
            <text:p>36965091</text:p>
          </table:table-cell>
          <table:table-cell office:value-type="float" office:value="243.6" calcext:value-type="float">
            <text:p>243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36685" calcext:value-type="float">
            <text:p>1236685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99117" calcext:value-type="float">
            <text:p>5399117</text:p>
          </table:table-cell>
          <table:table-cell office:value-type="float" office:value="260.4" calcext:value-type="float">
            <text:p>260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545856" calcext:value-type="float">
            <text:p>49545856</text:p>
          </table:table-cell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00995" calcext:value-type="float">
            <text:p>1200995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18375" calcext:value-type="float">
            <text:p>4018375</text:p>
          </table:table-cell>
          <table:table-cell office:value-type="float" office:value="281" calcext:value-type="float">
            <text:p>28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301046" calcext:value-type="float">
            <text:p>25301046</text:p>
          </table:table-cell>
          <table:table-cell office:value-type="float" office:value="234" calcext:value-type="float">
            <text:p>2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942" calcext:value-type="float">
            <text:p>1152942</text:p>
          </table:table-cell>
          <table:table-cell office:value-type="float" office:value="362.4" calcext:value-type="float">
            <text:p>362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38658" calcext:value-type="float">
            <text:p>7938658</text:p>
          </table:table-cell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7012467" calcext:value-type="float">
            <text:p>37012467</text:p>
          </table:table-cell>
          <table:table-cell office:value-type="float" office:value="255" calcext:value-type="float">
            <text:p>25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02330" calcext:value-type="float">
            <text:p>60233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153660" calcext:value-type="float">
            <text:p>11153660</text:p>
          </table:table-cell>
          <table:table-cell office:value-type="float" office:value="312" calcext:value-type="float">
            <text:p>31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0865847" calcext:value-type="float">
            <text:p>2086584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6510" calcext:value-type="float">
            <text:p>556510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45532" calcext:value-type="float">
            <text:p>15345532</text:p>
          </table:table-cell>
          <table:table-cell office:value-type="float" office:value="349" calcext:value-type="float">
            <text:p>34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7501598" calcext:value-type="float">
            <text:p>2750159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98807" calcext:value-type="float">
            <text:p>798807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37198" calcext:value-type="float">
            <text:p>8037198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1126773" calcext:value-type="float">
            <text:p>31126773</text:p>
          </table:table-cell>
          <table:table-cell office:value-type="float" office:value="241.6" calcext:value-type="float">
            <text:p>241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90840" calcext:value-type="float">
            <text:p>690840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13341" calcext:value-type="float">
            <text:p>8113341</text:p>
          </table:table-cell>
          <table:table-cell office:value-type="float" office:value="340" calcext:value-type="float">
            <text:p>34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348522" calcext:value-type="float">
            <text:p>3034852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63796" calcext:value-type="float">
            <text:p>1063796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60132" calcext:value-type="float">
            <text:p>8360132</text:p>
          </table:table-cell>
          <table:table-cell office:value-type="float" office:value="321.8" calcext:value-type="float">
            <text:p>321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481194" calcext:value-type="float">
            <text:p>39481194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81621" calcext:value-type="float">
            <text:p>681621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89029" calcext:value-type="float">
            <text:p>5989029</text:p>
          </table:table-cell>
          <table:table-cell office:value-type="float" office:value="335" calcext:value-type="float">
            <text:p>33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046469" calcext:value-type="float">
            <text:p>35046469</text:p>
          </table:table-cell>
          <table:table-cell office:value-type="float" office:value="252" calcext:value-type="float">
            <text:p>252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41333" calcext:value-type="float">
            <text:p>1441333</text:p>
          </table:table-cell>
          <table:table-cell office:value-type="float" office:value="278.2" calcext:value-type="float">
            <text:p>278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03290" calcext:value-type="float">
            <text:p>6603290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9177075" calcext:value-type="float">
            <text:p>29177075</text:p>
          </table:table-cell>
          <table:table-cell office:value-type="float" office:value="250" calcext:value-type="float">
            <text:p>25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41702" calcext:value-type="float">
            <text:p>1541702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64285" calcext:value-type="float">
            <text:p>7464285</text:p>
          </table:table-cell>
          <table:table-cell office:value-type="float" office:value="354" calcext:value-type="float">
            <text:p>35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547645" calcext:value-type="float">
            <text:p>53547645</text:p>
          </table:table-cell>
          <table:table-cell office:value-type="float" office:value="249" calcext:value-type="float">
            <text:p>24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80043" calcext:value-type="float">
            <text:p>1080043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77460" calcext:value-type="float">
            <text:p>5877460</text:p>
          </table:table-cell>
          <table:table-cell office:value-type="float" office:value="360" calcext:value-type="float">
            <text:p>36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9218944" calcext:value-type="float">
            <text:p>39218944</text:p>
          </table:table-cell>
          <table:table-cell office:value-type="float" office:value="243" calcext:value-type="float">
            <text:p>24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80542" calcext:value-type="float">
            <text:p>780542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09997" calcext:value-type="float">
            <text:p>8809997</text:p>
          </table:table-cell>
          <table:table-cell office:value-type="float" office:value="344" calcext:value-type="float">
            <text:p>34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2097951" calcext:value-type="float">
            <text:p>32097951</text:p>
          </table:table-cell>
          <table:table-cell office:value-type="float" office:value="257.4" calcext:value-type="float">
            <text:p>257,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30569" calcext:value-type="float">
            <text:p>1330569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34143" calcext:value-type="float">
            <text:p>9034143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587093" calcext:value-type="float">
            <text:p>20587093</text:p>
          </table:table-cell>
          <table:table-cell office:value-type="float" office:value="245" calcext:value-type="float">
            <text:p>24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04107" calcext:value-type="float">
            <text:p>604107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45352" calcext:value-type="float">
            <text:p>9545352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5918851" calcext:value-type="float">
            <text:p>25918851</text:p>
          </table:table-cell>
          <table:table-cell office:value-type="float" office:value="257" calcext:value-type="float">
            <text:p>25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24159" calcext:value-type="float">
            <text:p>1224159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83406" calcext:value-type="float">
            <text:p>8983406</text:p>
          </table:table-cell>
          <table:table-cell office:value-type="float" office:value="347.5" calcext:value-type="float">
            <text:p>347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2553348" calcext:value-type="float">
            <text:p>42553348</text:p>
          </table:table-cell>
          <table:table-cell office:value-type="float" office:value="249" calcext:value-type="float">
            <text:p>24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73436" calcext:value-type="float">
            <text:p>773436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07664" calcext:value-type="float">
            <text:p>11107664</text:p>
          </table:table-cell>
          <table:table-cell office:value-type="float" office:value="316" calcext:value-type="float">
            <text:p>3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748925" calcext:value-type="float">
            <text:p>36748925</text:p>
          </table:table-cell>
          <table:table-cell office:value-type="float" office:value="228.4" calcext:value-type="float">
            <text:p>228,4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29346" calcext:value-type="float">
            <text:p>1129346</text:p>
          </table:table-cell>
          <table:table-cell office:value-type="float" office:value="364.4" calcext:value-type="float">
            <text:p>364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46710" calcext:value-type="float">
            <text:p>8046710</text:p>
          </table:table-cell>
          <table:table-cell office:value-type="float" office:value="267" calcext:value-type="float">
            <text:p>26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81226" calcext:value-type="float">
            <text:p>23681226</text:p>
          </table:table-cell>
          <table:table-cell office:value-type="float" office:value="229" calcext:value-type="float">
            <text:p>22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620575" calcext:value-type="float">
            <text:p>1620575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99697" calcext:value-type="float">
            <text:p>9999697</text:p>
          </table:table-cell>
          <table:table-cell office:value-type="float" office:value="274" calcext:value-type="float">
            <text:p>2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402532" calcext:value-type="float">
            <text:p>20402532</text:p>
          </table:table-cell>
          <table:table-cell office:value-type="float" office:value="256" calcext:value-type="float">
            <text:p>25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67228" calcext:value-type="float">
            <text:p>1467228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682652" calcext:value-type="float">
            <text:p>14682652</text:p>
          </table:table-cell>
          <table:table-cell office:value-type="float" office:value="260" calcext:value-type="float">
            <text:p>26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7754274" calcext:value-type="float">
            <text:p>27754274</text:p>
          </table:table-cell>
          <table:table-cell office:value-type="float" office:value="268.3" calcext:value-type="float">
            <text:p>268,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86339" calcext:value-type="float">
            <text:p>686339</text:p>
          </table:table-cell>
          <table:table-cell office:value-type="float" office:value="349.5" calcext:value-type="float">
            <text:p>349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538769" calcext:value-type="float">
            <text:p>11538769</text:p>
          </table:table-cell>
          <table:table-cell office:value-type="float" office:value="277" calcext:value-type="float">
            <text:p>27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884805" calcext:value-type="float">
            <text:p>34884805</text:p>
          </table:table-cell>
          <table:table-cell office:value-type="float" office:value="259" calcext:value-type="float">
            <text:p>25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3868" calcext:value-type="float">
            <text:p>883868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381676" calcext:value-type="float">
            <text:p>21381676</text:p>
          </table:table-cell>
          <table:table-cell office:value-type="float" office:value="269.3" calcext:value-type="float">
            <text:p>269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6682624" calcext:value-type="float">
            <text:p>46682624</text:p>
          </table:table-cell>
          <table:table-cell office:value-type="float" office:value="253" calcext:value-type="float">
            <text:p>25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25450" calcext:value-type="float">
            <text:p>1025450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729355" calcext:value-type="float">
            <text:p>11729355</text:p>
          </table:table-cell>
          <table:table-cell office:value-type="float" office:value="277" calcext:value-type="float">
            <text:p>27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2473074" calcext:value-type="float">
            <text:p>22473074</text:p>
          </table:table-cell>
          <table:table-cell office:value-type="float" office:value="241.6" calcext:value-type="float">
            <text:p>241,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99981" calcext:value-type="float">
            <text:p>799981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137654" calcext:value-type="float">
            <text:p>9137654</text:p>
          </table:table-cell>
          <table:table-cell office:value-type="float" office:value="268" calcext:value-type="float">
            <text:p>2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042233" calcext:value-type="float">
            <text:p>52042233</text:p>
          </table:table-cell>
          <table:table-cell office:value-type="float" office:value="259" calcext:value-type="float">
            <text:p>25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49627" calcext:value-type="float">
            <text:p>749627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312069" calcext:value-type="float">
            <text:p>11312069</text:p>
          </table:table-cell>
          <table:table-cell office:value-type="float" office:value="287.1" calcext:value-type="float">
            <text:p>287,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724336" calcext:value-type="float">
            <text:p>20724336</text:p>
          </table:table-cell>
          <table:table-cell office:value-type="float" office:value="278" calcext:value-type="float">
            <text:p>27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33475" calcext:value-type="float">
            <text:p>1133475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532431" calcext:value-type="float">
            <text:p>9532431</text:p>
          </table:table-cell>
          <table:table-cell office:value-type="float" office:value="274" calcext:value-type="float">
            <text:p>2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8992595" calcext:value-type="float">
            <text:p>28992595</text:p>
          </table:table-cell>
          <table:table-cell office:value-type="float" office:value="264" calcext:value-type="float">
            <text:p>264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1525" calcext:value-type="float">
            <text:p>1241525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71809" calcext:value-type="float">
            <text:p>6371809</text:p>
          </table:table-cell>
          <table:table-cell office:value-type="float" office:value="30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488011" calcext:value-type="float">
            <text:p>15488011</text:p>
          </table:table-cell>
          <table:table-cell office:value-type="float" office:value="273" calcext:value-type="float">
            <text:p>27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01515" calcext:value-type="float">
            <text:p>1301515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821974" calcext:value-type="float">
            <text:p>13821974</text:p>
          </table:table-cell>
          <table:table-cell office:value-type="float" office:value="265" calcext:value-type="float">
            <text:p>2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0083786" calcext:value-type="float">
            <text:p>20083786</text:p>
          </table:table-cell>
          <table:table-cell office:value-type="float" office:value="291.1" calcext:value-type="float">
            <text:p>291,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51768" calcext:value-type="float">
            <text:p>1651768</text:p>
          </table:table-cell>
          <table:table-cell office:value-type="float" office:value="287.1" calcext:value-type="float">
            <text:p>287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79146" calcext:value-type="float">
            <text:p>4879146</text:p>
          </table:table-cell>
          <table:table-cell office:value-type="float" office:value="322" calcext:value-type="float">
            <text:p>32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9462397" calcext:value-type="float">
            <text:p>39462397</text:p>
          </table:table-cell>
          <table:table-cell office:value-type="float" office:value="281" calcext:value-type="float">
            <text:p>28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68550" calcext:value-type="float">
            <text:p>1668550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94779" calcext:value-type="float">
            <text:p>9794779</text:p>
          </table:table-cell>
          <table:table-cell office:value-type="float" office:value="358" calcext:value-type="float">
            <text:p>35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411427" calcext:value-type="float">
            <text:p>69411427</text:p>
          </table:table-cell>
          <table:table-cell office:value-type="float" office:value="284" calcext:value-type="float">
            <text:p>284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3692" calcext:value-type="float">
            <text:p>593692</text:p>
          </table:table-cell>
          <table:table-cell office:value-type="float" office:value="346.5" calcext:value-type="float">
            <text:p>34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10722" calcext:value-type="float">
            <text:p>7210722</text:p>
          </table:table-cell>
          <table:table-cell office:value-type="float" office:value="348" calcext:value-type="float">
            <text:p>34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0446509" calcext:value-type="float">
            <text:p>20446509</text:p>
          </table:table-cell>
          <table:table-cell office:value-type="float" office:value="274" calcext:value-type="float">
            <text:p>274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79611" calcext:value-type="float">
            <text:p>1079611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65197" calcext:value-type="float">
            <text:p>9465197</text:p>
          </table:table-cell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813370" calcext:value-type="float">
            <text:p>25813370</text:p>
          </table:table-cell>
          <table:table-cell office:value-type="float" office:value="284" calcext:value-type="float">
            <text:p>28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4687" calcext:value-type="float">
            <text:p>764687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47910" calcext:value-type="float">
            <text:p>5747910</text:p>
          </table:table-cell>
          <table:table-cell office:value-type="float" office:value="327" calcext:value-type="float">
            <text:p>32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0944272" calcext:value-type="float">
            <text:p>60944272</text:p>
          </table:table-cell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42696" calcext:value-type="float">
            <text:p>742696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80750" calcext:value-type="float">
            <text:p>4980750</text:p>
          </table:table-cell>
          <table:table-cell office:value-type="float" office:value="328" calcext:value-type="float">
            <text:p>32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3042882" calcext:value-type="float">
            <text:p>63042882</text:p>
          </table:table-cell>
          <table:table-cell office:value-type="float" office:value="276" calcext:value-type="float">
            <text:p>27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2687" calcext:value-type="float">
            <text:p>1002687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20440" calcext:value-type="float">
            <text:p>4220440</text:p>
          </table:table-cell>
          <table:table-cell office:value-type="float" office:value="316.8" calcext:value-type="float">
            <text:p>316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6410971" calcext:value-type="float">
            <text:p>16410971</text:p>
          </table:table-cell>
          <table:table-cell office:value-type="float" office:value="271.3" calcext:value-type="float">
            <text:p>271,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42323" calcext:value-type="float">
            <text:p>642323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458091" calcext:value-type="float">
            <text:p>11458091</text:p>
          </table:table-cell>
          <table:table-cell office:value-type="float" office:value="328" calcext:value-type="float">
            <text:p>32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3554186" calcext:value-type="float">
            <text:p>43554186</text:p>
          </table:table-cell>
          <table:table-cell office:value-type="float" office:value="293" calcext:value-type="float">
            <text:p>29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25514" calcext:value-type="float">
            <text:p>925514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46888" calcext:value-type="float">
            <text:p>6046888</text:p>
          </table:table-cell>
          <table:table-cell office:value-type="float" office:value="246" calcext:value-type="float">
            <text:p>24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029908" calcext:value-type="float">
            <text:p>19029908</text:p>
          </table:table-cell>
          <table:table-cell office:value-type="float" office:value="285" calcext:value-type="float">
            <text:p>28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36355" calcext:value-type="float">
            <text:p>1136355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627702" calcext:value-type="float">
            <text:p>21627702</text:p>
          </table:table-cell>
          <table:table-cell office:value-type="float" office:value="297" calcext:value-type="float">
            <text:p>29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8150886" calcext:value-type="float">
            <text:p>38150886</text:p>
          </table:table-cell>
          <table:table-cell office:value-type="float" office:value="290" calcext:value-type="float">
            <text:p>29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80128" calcext:value-type="float">
            <text:p>880128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41510" calcext:value-type="float">
            <text:p>3741510</text:p>
          </table:table-cell>
          <table:table-cell office:value-type="float" office:value="346" calcext:value-type="float">
            <text:p>34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605457" calcext:value-type="float">
            <text:p>83605457</text:p>
          </table:table-cell>
          <table:table-cell office:value-type="float" office:value="275" calcext:value-type="float">
            <text:p>27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38563" calcext:value-type="float">
            <text:p>1038563</text:p>
          </table:table-cell>
          <table:table-cell office:value-type="float" office:value="363.4" calcext:value-type="float">
            <text:p>363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488697" calcext:value-type="float">
            <text:p>12488697</text:p>
          </table:table-cell>
          <table:table-cell office:value-type="float" office:value="370" calcext:value-type="float">
            <text:p>37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0015493" calcext:value-type="float">
            <text:p>30015493</text:p>
          </table:table-cell>
          <table:table-cell office:value-type="float" office:value="285.1" calcext:value-type="float">
            <text:p>285,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568708" calcext:value-type="float">
            <text:p>1568708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930445" calcext:value-type="float">
            <text:p>11930445</text:p>
          </table:table-cell>
          <table:table-cell office:value-type="float" office:value="357" calcext:value-type="float">
            <text:p>35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2666738" calcext:value-type="float">
            <text:p>32666738</text:p>
          </table:table-cell>
          <table:table-cell office:value-type="float" office:value="287" calcext:value-type="float">
            <text:p>28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70047" calcext:value-type="float">
            <text:p>1170047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35317" calcext:value-type="float">
            <text:p>6835317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6408740" calcext:value-type="float">
            <text:p>26408740</text:p>
          </table:table-cell>
          <table:table-cell office:value-type="float" office:value="267" calcext:value-type="float">
            <text:p>26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65395" calcext:value-type="float">
            <text:p>1065395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37640" calcext:value-type="float">
            <text:p>6937640</text:p>
          </table:table-cell>
          <table:table-cell office:value-type="float" office:value="336.6" calcext:value-type="float">
            <text:p>336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413455" calcext:value-type="float">
            <text:p>13413455</text:p>
          </table:table-cell>
          <table:table-cell office:value-type="float" office:value="280" calcext:value-type="float">
            <text:p>28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27465" calcext:value-type="float">
            <text:p>1027465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07102" calcext:value-type="float">
            <text:p>6007102</text:p>
          </table:table-cell>
          <table:table-cell office:value-type="float" office:value="350" calcext:value-type="float">
            <text:p>35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5156926" calcext:value-type="float">
            <text:p>25156926</text:p>
          </table:table-cell>
          <table:table-cell office:value-type="float" office:value="269" calcext:value-type="float">
            <text:p>26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90971" calcext:value-type="float">
            <text:p>1290971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76576" calcext:value-type="float">
            <text:p>6876576</text:p>
          </table:table-cell>
          <table:table-cell office:value-type="float" office:value="360" calcext:value-type="float">
            <text:p>36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7031634" calcext:value-type="float">
            <text:p>37031634</text:p>
          </table:table-cell>
          <table:table-cell office:value-type="float" office:value="275.2" calcext:value-type="float">
            <text:p>275,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71864" calcext:value-type="float">
            <text:p>137186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47792" calcext:value-type="float">
            <text:p>4347792</text:p>
          </table:table-cell>
          <table:table-cell office:value-type="float" office:value="369" calcext:value-type="float">
            <text:p>36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947356" calcext:value-type="float">
            <text:p>36947356</text:p>
          </table:table-cell>
          <table:table-cell office:value-type="float" office:value="245" calcext:value-type="float">
            <text:p>24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18639" calcext:value-type="float">
            <text:p>1318639</text:p>
          </table:table-cell>
          <table:table-cell office:value-type="float" office:value="365.3" calcext:value-type="float">
            <text:p>365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35582" calcext:value-type="float">
            <text:p>5235582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828220" calcext:value-type="float">
            <text:p>11828220</text:p>
          </table:table-cell>
          <table:table-cell office:value-type="float" office:value="267" calcext:value-type="float">
            <text:p>26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3940" calcext:value-type="float">
            <text:p>503940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61852" calcext:value-type="float">
            <text:p>3961852</text:p>
          </table:table-cell>
          <table:table-cell office:value-type="float" office:value="323" calcext:value-type="float">
            <text:p>32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9678296" calcext:value-type="float">
            <text:p>29678296</text:p>
          </table:table-cell>
          <table:table-cell office:value-type="float" office:value="277" calcext:value-type="float">
            <text:p>27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03621" calcext:value-type="float">
            <text:p>803621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64528" calcext:value-type="float">
            <text:p>7664528</text:p>
          </table:table-cell>
          <table:table-cell office:value-type="float" office:value="355" calcext:value-type="float">
            <text:p>35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5562380" calcext:value-type="float">
            <text:p>35562380</text:p>
          </table:table-cell>
          <table:table-cell office:value-type="float" office:value="287" calcext:value-type="float">
            <text:p>28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75791" calcext:value-type="float">
            <text:p>875791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55689" calcext:value-type="float">
            <text:p>12355689</text:p>
          </table:table-cell>
          <table:table-cell office:value-type="float" office:value="355" calcext:value-type="float">
            <text:p>35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7514028" calcext:value-type="float">
            <text:p>27514028</text:p>
          </table:table-cell>
          <table:table-cell office:value-type="float" office:value="284.2" calcext:value-type="float">
            <text:p>284,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44110" calcext:value-type="float">
            <text:p>1244110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70546" calcext:value-type="float">
            <text:p>7670546</text:p>
          </table:table-cell>
          <table:table-cell office:value-type="float" office:value="313.9" calcext:value-type="float">
            <text:p>313,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5337738" calcext:value-type="float">
            <text:p>35337738</text:p>
          </table:table-cell>
          <table:table-cell office:value-type="float" office:value="276" calcext:value-type="float">
            <text:p>27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87074" calcext:value-type="float">
            <text:p>887074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39543" calcext:value-type="float">
            <text:p>7139543</text:p>
          </table:table-cell>
          <table:table-cell office:value-type="float" office:value="276" calcext:value-type="float">
            <text:p>27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2873207" calcext:value-type="float">
            <text:p>32873207</text:p>
          </table:table-cell>
          <table:table-cell office:value-type="float" office:value="282" calcext:value-type="float">
            <text:p>28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80819" calcext:value-type="float">
            <text:p>780819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34748" calcext:value-type="float">
            <text:p>7934748</text:p>
          </table:table-cell>
          <table:table-cell office:value-type="float" office:value="356" calcext:value-type="float">
            <text:p>35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0442814" calcext:value-type="float">
            <text:p>20442814</text:p>
          </table:table-cell>
          <table:table-cell office:value-type="float" office:value="293" calcext:value-type="float">
            <text:p>29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98655" calcext:value-type="float">
            <text:p>1198655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87703" calcext:value-type="float">
            <text:p>4287703</text:p>
          </table:table-cell>
          <table:table-cell office:value-type="float" office:value="370" calcext:value-type="float">
            <text:p>37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8217817" calcext:value-type="float">
            <text:p>28217817</text:p>
          </table:table-cell>
          <table:table-cell office:value-type="float" office:value="286" calcext:value-type="float">
            <text:p>28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51684" calcext:value-type="float">
            <text:p>851684</text:p>
          </table:table-cell>
          <table:table-cell office:value-type="float" office:value="365.3" calcext:value-type="float">
            <text:p>365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00445" calcext:value-type="float">
            <text:p>6000445</text:p>
          </table:table-cell>
          <table:table-cell office:value-type="float" office:value="373" calcext:value-type="float">
            <text:p>37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7252433" calcext:value-type="float">
            <text:p>57252433</text:p>
          </table:table-cell>
          <table:table-cell office:value-type="float" office:value="266" calcext:value-type="float">
            <text:p>26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122390" calcext:value-type="float">
            <text:p>112239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433417" calcext:value-type="float">
            <text:p>9433417</text:p>
          </table:table-cell>
          <table:table-cell office:value-type="float" office:value="364" calcext:value-type="float">
            <text:p>36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5139649" calcext:value-type="float">
            <text:p>15139649</text:p>
          </table:table-cell>
          <table:table-cell office:value-type="float" office:value="266.3" calcext:value-type="float">
            <text:p>266,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170479" calcext:value-type="float">
            <text:p>1170479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9107859.82" calcext:value-type="float">
            <text:p>9107859,82</text:p>
          </table:table-cell>
          <table:table-cell table:formula="of:=AVERAGE([.C11:.C110])" office:value-type="float" office:value="305.49" calcext:value-type="float">
            <text:p>305,49</text:p>
          </table:table-cell>
          <table:table-cell table:formula="of:=AVERAGE([.D11:.D110])" office:value-type="float" office:value="0.866999999999999" calcext:value-type="float">
            <text:p>0,866999999999999</text:p>
          </table:table-cell>
          <table:table-cell table:number-columns-repeated="2"/>
          <table:table-cell table:formula="of:=AVERAGE([.G11:.G110])" office:value-type="float" office:value="32431957.54" calcext:value-type="float">
            <text:p>32431957,54</text:p>
          </table:table-cell>
          <table:table-cell table:formula="of:=AVERAGE([.H11:.H110])" office:value-type="float" office:value="268.564" calcext:value-type="float">
            <text:p>268,564</text:p>
          </table:table-cell>
          <table:table-cell table:formula="of:=AVERAGE([.I11:.I110])" office:value-type="float" office:value="0.981999999999999" calcext:value-type="float">
            <text:p>0,981999999999999</text:p>
          </table:table-cell>
          <table:table-cell table:number-columns-repeated="2"/>
          <table:table-cell table:formula="of:=AVERAGE([.L11:.L110])" office:value-type="float" office:value="1160938.99" calcext:value-type="float">
            <text:p>1160938,99</text:p>
          </table:table-cell>
          <table:table-cell table:formula="of:=AVERAGE([.M11:.M110])" office:value-type="float" office:value="345.367" calcext:value-type="float">
            <text:p>345,367</text:p>
          </table:table-cell>
          <table:table-cell table:formula="of:=AVERAGE([.N11:.N110])"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4352974.55621399" calcext:value-type="float">
            <text:p>4352974,55621399</text:p>
          </table:table-cell>
          <table:table-cell table:formula="of:=STDEVP([.C11:.C110])" office:value-type="float" office:value="44.2521897763263" calcext:value-type="float">
            <text:p>44,2521897763263</text:p>
          </table:table-cell>
          <table:table-cell table:formula="of:=STDEVP([.D11:.D110])" office:value-type="float" office:value="0.0510979451641648" calcext:value-type="float">
            <text:p>0,051097945164165</text:p>
          </table:table-cell>
          <table:table-cell table:number-columns-repeated="2"/>
          <table:table-cell table:formula="of:=STDEVP([.G11:.G110])" office:value-type="float" office:value="13856127.4067657" calcext:value-type="float">
            <text:p>13856127,4067657</text:p>
          </table:table-cell>
          <table:table-cell table:formula="of:=STDEVP([.H11:.H110])" office:value-type="float" office:value="25.982407586673" calcext:value-type="float">
            <text:p>25,982407586673</text:p>
          </table:table-cell>
          <table:table-cell table:formula="of:=STDEVP([.I11:.I110])" office:value-type="float" office:value="0.481535045453599" calcext:value-type="float">
            <text:p>0,481535045453599</text:p>
          </table:table-cell>
          <table:table-cell table:number-columns-repeated="2"/>
          <table:table-cell table:formula="of:=STDEVP([.L11:.L110])" office:value-type="float" office:value="1051500.20266652" calcext:value-type="float">
            <text:p>1051500,20266652</text:p>
          </table:table-cell>
          <table:table-cell table:formula="of:=STDEVP([.M11:.M110])" office:value-type="float" office:value="28.3090941395164" calcext:value-type="float">
            <text:p>28,3090941395164</text:p>
          </table:table-cell>
          <table:table-cell table:formula="of:=STDEVP([.N11:.N110])" office:value-type="float" office:value="0.0331662479035539" calcext:value-type="float">
            <text:p>0,03316624790355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136583.5" calcext:value-type="float">
            <text:p>8136583,5</text:p>
          </table:table-cell>
          <table:table-cell table:formula="of:=MEDIAN([.C11:.C110])" office:value-type="float" office:value="298.5" calcext:value-type="float">
            <text:p>298,5</text:p>
          </table:table-cell>
          <table:table-cell table:formula="of:=MEDIAN([.D11:.D110])" office:value-type="float" office:value="0.9" calcext:value-type="float">
            <text:p>0,9</text:p>
          </table:table-cell>
          <table:table-cell table:number-columns-repeated="2"/>
          <table:table-cell table:formula="of:=MEDIAN([.G11:.G110])" office:value-type="float" office:value="28171500" calcext:value-type="float">
            <text:p>28171500</text:p>
          </table:table-cell>
          <table:table-cell table:formula="of:=MEDIAN([.H11:.H110])" office:value-type="float" office:value="267" calcext:value-type="float">
            <text:p>267</text:p>
          </table:table-cell>
          <table:table-cell table:formula="of:=MEDIAN([.I11:.I110])" office:value-type="float" office:value="1" calcext:value-type="float">
            <text:p>1</text:p>
          </table:table-cell>
          <table:table-cell table:number-columns-repeated="2"/>
          <table:table-cell table:formula="of:=MEDIAN([.L11:.L110])" office:value-type="float" office:value="1047326" calcext:value-type="float">
            <text:p>1047326</text:p>
          </table:table-cell>
          <table:table-cell table:formula="of:=MEDIAN([.M11:.M110])" office:value-type="float" office:value="358.9" calcext:value-type="float">
            <text:p>358,9</text:p>
          </table:table-cell>
          <table:table-cell table:formula="of:=MEDIAN([.N11:.N1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9541246.6" calcext:value-type="float">
            <text:p>9541246,6</text:p>
          </table:table-cell>
          <table:table-cell table:formula="of:=AVERAGE([.C11:.C60])" office:value-type="float" office:value="283.48" calcext:value-type="float">
            <text:p>283,48</text:p>
          </table:table-cell>
          <table:table-cell table:formula="of:=AVERAGE([.D11:.D60])" office:value-type="float" office:value="0.875999999999999" calcext:value-type="float">
            <text:p>0,875999999999999</text:p>
          </table:table-cell>
          <table:table-cell table:number-columns-repeated="2"/>
          <table:table-cell table:formula="of:=AVERAGE([.G11:.G60])" office:value-type="float" office:value="31398021.04" calcext:value-type="float">
            <text:p>31398021,04</text:p>
          </table:table-cell>
          <table:table-cell table:formula="of:=AVERAGE([.H11:.H60])" office:value-type="float" office:value="269.83" calcext:value-type="float">
            <text:p>269,83</text:p>
          </table:table-cell>
          <table:table-cell table:formula="of:=AVERAGE([.I11:.I60])" office:value-type="float" office:value="0.562" calcext:value-type="float">
            <text:p>0,562</text:p>
          </table:table-cell>
          <table:table-cell table:number-columns-repeated="2"/>
          <table:table-cell table:formula="of:=AVERAGE([.L11:.L60])" office:value-type="float" office:value="1263108.72" calcext:value-type="float">
            <text:p>1263108,72</text:p>
          </table:table-cell>
          <table:table-cell table:formula="of:=AVERAGE([.M11:.M60])" office:value-type="float" office:value="338.96" calcext:value-type="float">
            <text:p>338,96</text:p>
          </table:table-cell>
          <table:table-cell table:formula="of:=AVERAGE([.N11:.N60])"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8674473.04" calcext:value-type="float">
            <text:p>8674473,04</text:p>
          </table:table-cell>
          <table:table-cell table:formula="of:=AVERAGE([.C61:.C110])" office:value-type="float" office:value="327.5" calcext:value-type="float">
            <text:p>327,5</text:p>
          </table:table-cell>
          <table:table-cell table:formula="of:=AVERAGE([.D61:.D110])" office:value-type="float" office:value="0.857999999999999" calcext:value-type="float">
            <text:p>0,857999999999999</text:p>
          </table:table-cell>
          <table:table-cell table:number-columns-repeated="2"/>
          <table:table-cell table:formula="of:=AVERAGE([.G61:.G110])" office:value-type="float" office:value="33465894.04" calcext:value-type="float">
            <text:p>33465894,04</text:p>
          </table:table-cell>
          <table:table-cell table:formula="of:=AVERAGE([.H61:.H110])" office:value-type="float" office:value="267.298" calcext:value-type="float">
            <text:p>267,298</text:p>
          </table:table-cell>
          <table:table-cell table:formula="of:=AVERAGE([.I61:.I110])" office:value-type="float" office:value="1.402" calcext:value-type="float">
            <text:p>1,402</text:p>
          </table:table-cell>
          <table:table-cell table:number-columns-repeated="2"/>
          <table:table-cell table:formula="of:=AVERAGE([.L61:.L110])" office:value-type="float" office:value="1058769.26" calcext:value-type="float">
            <text:p>1058769,26</text:p>
          </table:table-cell>
          <table:table-cell table:formula="of:=AVERAGE([.M61:.M110])" office:value-type="float" office:value="351.774" calcext:value-type="float">
            <text:p>351,774</text:p>
          </table:table-cell>
          <table:table-cell table:formula="of:=AVERAGE([.N61:.N1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3721398.3202454" calcext:value-type="float">
            <text:p>3721398,3202454</text:p>
          </table:table-cell>
          <table:table-cell table:formula="of:=STDEVP([.C61:.C110])" office:value-type="float" office:value="37.3419067536729" calcext:value-type="float">
            <text:p>37,3419067536729</text:p>
          </table:table-cell>
          <table:table-cell table:formula="of:=STDEVP([.D61:.D110])" office:value-type="float" office:value="0.0493558507170123" calcext:value-type="float">
            <text:p>0,049355850717012</text:p>
          </table:table-cell>
          <table:table-cell table:number-columns-repeated="2"/>
          <table:table-cell table:formula="of:=STDEVP([.G61:.G110])" office:value-type="float" office:value="14801183.4445332" calcext:value-type="float">
            <text:p>14801183,4445332</text:p>
          </table:table-cell>
          <table:table-cell table:formula="of:=STDEVP([.H61:.H110])" office:value-type="float" office:value="17.103806476922" calcext:value-type="float">
            <text:p>17,103806476922</text:p>
          </table:table-cell>
          <table:table-cell table:formula="of:=STDEVP([.I61:.I110])" office:value-type="float" office:value="0.200489401216124" calcext:value-type="float">
            <text:p>0,200489401216124</text:p>
          </table:table-cell>
          <table:table-cell table:number-columns-repeated="2"/>
          <table:table-cell table:formula="of:=STDEVP([.L61:.L110])" office:value-type="float" office:value="296176.972773564" calcext:value-type="float">
            <text:p>296176,972773564</text:p>
          </table:table-cell>
          <table:table-cell table:formula="of:=STDEVP([.M61:.M110])" office:value-type="float" office:value="24.6149938858412" calcext:value-type="float">
            <text:p>24,6149938858412</text:p>
          </table:table-cell>
          <table:table-cell table:formula="of:=STDEVP([.N61:.N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182802" calcext:value-type="float">
            <text:p>8182802</text:p>
          </table:table-cell>
          <table:table-cell table:formula="of:=MEDIAN([.C11:.C60])" office:value-type="float" office:value="271" calcext:value-type="float">
            <text:p>271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27390348" calcext:value-type="float">
            <text:p>27390348</text:p>
          </table:table-cell>
          <table:table-cell table:formula="of:=MEDIAN([.H11:.H60])" office:value-type="float" office:value="264.5" calcext:value-type="float">
            <text:p>264,5</text:p>
          </table:table-cell>
          <table:table-cell table:formula="of:=MEDIAN([.I11:.I60])" office:value-type="float" office:value="0.6" calcext:value-type="float">
            <text:p>0,6</text:p>
          </table:table-cell>
          <table:table-cell table:number-columns-repeated="2"/>
          <table:table-cell table:formula="of:=MEDIAN([.L11:.L60])" office:value-type="float" office:value="1015229.5" calcext:value-type="float">
            <text:p>1015229,5</text:p>
          </table:table-cell>
          <table:table-cell table:formula="of:=MEDIAN([.M11:.M60])" office:value-type="float" office:value="350" calcext:value-type="float">
            <text:p>350</text:p>
          </table:table-cell>
          <table:table-cell table:formula="of:=MEDIAN([.N11:.N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7990729" calcext:value-type="float">
            <text:p>7990729</text:p>
          </table:table-cell>
          <table:table-cell table:formula="of:=MEDIAN([.C61:.C110])" office:value-type="float" office:value="338.3" calcext:value-type="float">
            <text:p>338,3</text:p>
          </table:table-cell>
          <table:table-cell table:formula="of:=MEDIAN([.D61:.D110])" office:value-type="float" office:value="0.9" calcext:value-type="float">
            <text:p>0,9</text:p>
          </table:table-cell>
          <table:table-cell table:number-columns-repeated="2"/>
          <table:table-cell table:formula="of:=MEDIAN([.G61:.G110])" office:value-type="float" office:value="30182007.5" calcext:value-type="float">
            <text:p>30182007,5</text:p>
          </table:table-cell>
          <table:table-cell table:formula="of:=MEDIAN([.H61:.H110])" office:value-type="float" office:value="270.15" calcext:value-type="float">
            <text:p>270,15</text:p>
          </table:table-cell>
          <table:table-cell table:formula="of:=MEDIAN([.I61:.I110])" office:value-type="float" office:value="1.45" calcext:value-type="float">
            <text:p>1,45</text:p>
          </table:table-cell>
          <table:table-cell table:number-columns-repeated="2"/>
          <table:table-cell table:formula="of:=MEDIAN([.L61:.L110])" office:value-type="float" office:value="1064595.5" calcext:value-type="float">
            <text:p>1064595,5</text:p>
          </table:table-cell>
          <table:table-cell table:formula="of:=MEDIAN([.M61:.M110])" office:value-type="float" office:value="362" calcext:value-type="float">
            <text:p>362</text:p>
          </table:table-cell>
          <table:table-cell table:formula="of:=MEDIAN([.N61:.N110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9:42.4313913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9M8S</meta:editing-duration>
    <meta:editing-cycles>25</meta:editing-cycles>
    <meta:generator>LibreOffice/6.0.7.3$Linux_X86_64 LibreOffice_project/00m0$Build-3</meta:generator>
    <dc:date>2020-10-04T19:19:48.447634642</dc:date>
    <meta:document-statistic meta:table-count="1" meta:cell-count="1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064cm" svg:y="1.474cm" svg:width="10.001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8674473.04">
                <text:p>8674473.04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21398.3202454">
                <text:p>3721398.3202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